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8.223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style:font-name="Liberation Serif" style:font-name-asian="DejaVu Sans" style:font-name-complex="DejaVu Sans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Thème du miniproje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Originalité /1</text:p>
          </table:table-cell>
          <table:table-cell table:style-name="ce3" office:value-type="string" calcext:value-type="string">
            <text:p><text:span text:style-name="T1">Hiérarchie, 7-15 classes, </text:span>UML complet correct /3</text:p>
          </table:table-cell>
          <table:table-cell table:style-name="ce3" office:value-type="string" calcext:value-type="string">
            <text:p>qualité conception POO / 3</text:p>
          </table:table-cell>
          <table:table-cell table:style-name="ce3" office:value-type="string" calcext:value-type="string">
            <text:p>tableau à remplir / 8</text:p>
          </table:table-cell>
          <table:table-cell table:style-name="ce3" office:value-type="string" calcext:value-type="string">
            <text:p>clarté lisibilité / 1</text:p>
          </table:table-cell>
          <table:table-cell table:style-name="ce4" office:value-type="string" calcext:value-type="string">
            <text:p>soutenances</text:p>
          </table:table-cell>
          <table:table-cell/>
          <table:table-cell table:style-name="ce2"/>
        </table:table-row>
        <table:table-row table:style-name="ro2">
          <table:table-cell office:value-type="string" calcext:value-type="string">
            <text:p>Amy_Sylla_2068003</text:p>
          </table:table-cell>
          <table:table-cell office:value-type="string" calcext:value-type="string">
            <text:p>gestion d un club de sport automobile et de cyclisme</text:p>
          </table:table-cell>
          <table:table-cell table:formula="of:=SUM([.D2:.I2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a_Mastor_2068831 + Souveda VEDANAYAGAME</text:p>
          </table:table-cell>
          <table:table-cell office:value-type="string" calcext:value-type="string">
            <text:p>Simulation d’un match de handball ayant lieu dans un club où deux équipes s’affrontent</text:p>
          </table:table-cell>
          <table:table-cell table:formula="of:=SUM([.D3:.I3])" office:value-type="float" office:value="12.5" calcext:value-type="float">
            <text:p>1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dr_El_Hsissen_2068660 + Mouataz El Bouhali</text:p>
          </table:table-cell>
          <table:table-cell office:value-type="string" calcext:value-type="string">
            <text:p>football</text:p>
          </table:table-cell>
          <table:table-cell table:formula="of:=SUM([.D4:.I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_Hwang + Jérémy Lin <text:s/>+ Fares Bayoudh</text:p>
          </table:table-cell>
          <table:table-cell office:value-type="string" calcext:value-type="string">
            <text:p>ping pong</text:p>
          </table:table-cell>
          <table:table-cell table:formula="of:=SUM([.D5:.I5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go_Arbulu_Sedano_2067958</text:p>
          </table:table-cell>
          <table:table-cell office:value-type="string" calcext:value-type="string">
            <text:p>Water Polo</text:p>
          </table:table-cell>
          <table:table-cell table:formula="of:=SUM([.D6:.I6])"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min_Exertier_2068387</text:p>
          </table:table-cell>
          <table:table-cell office:value-type="string" calcext:value-type="string">
            <text:p>Jeux olympiques </text:p>
          </table:table-cell>
          <table:table-cell table:formula="of:=SUM([.D7:.I7])"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briel_Lahyani_2069062</text:p>
          </table:table-cell>
          <table:table-cell office:value-type="string" calcext:value-type="string">
            <text:p>Tennis</text:p>
          </table:table-cell>
          <table:table-cell table:formula="of:=SUM([.D8:.I8])"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wher_Jriby_2068642</text:p>
          </table:table-cell>
          <table:table-cell office:value-type="string" calcext:value-type="string">
            <text:p>jeu MMO (pas très sport)</text:p>
          </table:table-cell>
          <table:table-cell table:formula="of:=SUM([.D9:.I9])" office:value-type="float" office:value="15.5" calcext:value-type="float">
            <text:p>15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ne_Alliot_2068699 + Mohamed Babaali + Juba Aouchiche</text:p>
          </table:table-cell>
          <table:table-cell office:value-type="string" calcext:value-type="string">
            <text:p>tournoi de combattants</text:p>
          </table:table-cell>
          <table:table-cell table:formula="of:=SUM([.D10:.I10])"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ona_Macabre_2068051 + Carla Giuliani</text:p>
          </table:table-cell>
          <table:table-cell office:value-type="string" calcext:value-type="string">
            <text:p>Quidditch</text:p>
          </table:table-cell>
          <table:table-cell table:formula="of:=SUM([.D11:.I11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uise_Le_Reun_2068468</text:p>
          </table:table-cell>
          <table:table-cell office:value-type="string" calcext:value-type="string">
            <text:p>Club Multi sportif</text:p>
          </table:table-cell>
          <table:table-cell table:formula="of:=SUM([.D12:.I12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1:12:50.144613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9:34:42.155692588</meta:creation-date>
    <dc:date>2021-01-10T21:19:56.059944241</dc:date>
    <meta:editing-duration>PT20M25S</meta:editing-duration>
    <meta:editing-cycles>7</meta:editing-cycles>
    <meta:generator>LibreOffice/6.4.6.2$Linux_X86_64 LibreOffice_project/40$Build-2</meta:generator>
    <meta:document-statistic meta:table-count="1" meta:cell-count="108" meta:object-count="0"/>
  </office:meta>
</office:document-meta>
</file>